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sos proyecto PDO</text:p>
      <text:p text:style-name="Standard"/>
      <text:p text:style-name="Standard">-01</text:p>
      <text:list xml:id="list8755122754632917519" text:style-name="L2">
        <text:list-item>
          <text:p text:style-name="P1">La clase conexion nos vale tal cual</text:p>
        </text:list-item>
        <text:list-item>
          <text:p text:style-name="P1">La clase curso la dejamos tal cual</text:p>
        </text:list-item>
        <text:list-item>
          <text:p text:style-name="P1">La clase alumno la copiamos del proyecto anterior</text:p>
        </text:list-item>
        <text:list-item>
          <text:p text:style-name="P1">Archivo de configuracion db (anterior mente config.php)</text:p>
        </text:list-item>
        <text:list-item>
          <text:p text:style-name="P1">Cambiamos el nombre de la clase fp por class.alumno, aqui va a estar todo lo necesario para acceder a la base de datos.</text:p>
        </text:list-item>
        <text:list-item>
          <text:p text:style-name="P1">Hacemos el primer metodo, get alumnos</text:p>
        </text:list-item>
        <text:list-item>
          <text:p text:style-name="P1">Prepare</text:p>
        </text:list-item>
        <text:list-item>
          <text:p text:style-name="P1">Tipo de fecht</text:p>
        </text:list-item>
        <text:list-item>
          <text:p text:style-name="P1">Ejecuto</text:p>
        </text:list-item>
        <text:list-item>
          <text:p text:style-name="P1">Result</text:p>
        </text:list-item>
      </text:list>
      <text:p text:style-name="Standard"/>
      <text:list xml:id="list6520073865528035057" text:style-name="L3">
        <text:list-item>
          <text:p text:style-name="P2">Controlador</text:p>
        </text:list-item>
        <text:list-item>
          <text:p text:style-name="P2">Modelo</text:p>
        </text:list-item>
        <text:list-item>
          <text:p text:style-name="P2">Luego copiamos los footer, header y tal, incuyendo el menu principal y empezamos a modificar </text:p>
        </text:list-item>
        <text:list-item>
          <text:p text:style-name="P2">Cambiamos notificacion por notify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1M9S</meta:editing-duration>
    <meta:editing-cycles>4</meta:editing-cycles>
    <meta:generator>OpenOffice/4.1.14$Win32 OpenOffice.org_project/4114m1$Build-9811</meta:generator>
    <dc:date>2023-11-28T11:06:20.36</dc:date>
    <meta:document-statistic meta:table-count="0" meta:image-count="0" meta:object-count="0" meta:page-count="1" meta:paragraph-count="16" meta:word-count="103" meta:character-count="559"/>
    <meta:user-defined meta:name="Info 1"/>
    <meta:user-defined meta:name="Info 2"/>
    <meta:user-defined meta:name="Info 3"/>
    <meta:user-defined meta:name="Info 4"/>
  </office:meta>
</office:document-meta>
</file>